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3333" fo:font-size="15pt" style:font-size-asian="15pt" style:font-size-complex="15pt"/>
    </style:style>
    <style:style style:name="P3" style:family="paragraph" style:parent-style-name="Standard">
      <style:text-properties fo:color="#ff0000" fo:font-size="16pt" style:font-size-asian="16pt" style:font-size-complex="16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ff3333" fo:font-size="15pt" style:font-size-asian="15pt" style:font-size-complex="15pt"/>
    </style:style>
    <style:style style:name="T5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ogress Report : Week </text:span><text:span text:style-name="T2">04</text:span></text:p>
      <text:p text:style-name="Standard"><text:span text:style-name="T1">Team:　</text:span><text:span text:style-name="T2">Tsujigiri</text:span></text:p>
      <text:p text:style-name="P1"/>
      <text:p text:style-name="Standard"><text:span text:style-name="T4">各課題の実装方針や、必要と思われるその他作業の見積もりなど。</text:span></text:p>
      <text:p text:style-name="P2"/>
      <text:p text:style-name="P2"/>
      <text:p text:style-name="Standard"><text:span text:style-name="T3">s1240xxx: </text:span></text:p>
      <text:p text:style-name="Standard"><text:span text:style-name="T3">メンバーが行った作業内容について書く。</text:span></text:p>
      <text:p text:style-name="Standard"><text:span text:style-name="T3">たとえば、どの処理を実装したか、こういう入力に対してこう対応したとか、こういうテストデータを作ったとか、環境設定を行ったなど。</text:span></text:p>
      <text:p text:style-name="P3"/>
      <text:p text:style-name="Standard"><text:span text:style-name="T5">s1230023</text:span></text:p>
      <text:p text:style-name="Standard"><text:span text:style-name="T5">欠席</text:span></text:p>
      <text:p text:style-name="P4"/>
      <text:p text:style-name="Standard"><text:span text:style-name="T5">s1250103</text:span></text:p>
      <text:p text:style-name="Standard"><text:span text:style-name="T5">Phase2 要求定義を確認、Phase1がまだ完了していないため、チームメンバーで工程を再確認、その後課題に取り組んだ。</text:span></text:p>
      <text:p text:style-name="P4"/>
      <text:p text:style-name="Standard"><text:span text:style-name="T5">s1250189</text:span></text:p>
      <text:p text:style-name="Standard"><text:span text:style-name="T5">Phase2 の要求定義を確認し、引き続きC言語で書いたプログラムをpythonで実装する作業に取り組んだ。</text:span></text:p>
      <text:p text:style-name="P4"/>
      <text:p text:style-name="P4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218" meta:character-count="303" meta:non-whitespace-character-count="295"/>
    <meta:generator>LibreOfficeDev/6.0.5.2$Linux_X86_64 LibreOffice_project/</meta:generator>
  </office:meta>
</office:document-meta>
</file>